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hilanka" svg:font-family="Chilanka"/>
    <style:font-face style:name="Liberation Serif1" svg:font-family="'Liberation Serif'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.P4" style:master-page-name="HTML">
      <style:paragraph-properties style:page-number="auto"/>
      <style:text-properties fo:font-variant="normal" fo:text-transform="none" fo:color="#222222" fo:letter-spacing="normal" fo:font-style="normal" fo:font-weight="bold"/>
    </style:style>
    <style:style style:name="P2" style:family="paragraph" style:parent-style-name="Text_20_Body.P1" style:list-style-name="L1">
      <style:paragraph-properties fo:margin-left="0in" fo:margin-right="0in" fo:text-indent="0in" style:auto-text-indent="false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color="#222222" fo:letter-spacing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no 2</text:p>
      <text:p text:style-name="Text_20_Body.P2"><text:span text:style-name="T1">Benefits of oops </text:span><text:span text:style-name="T2">include; </text:span></text:p>
      <text:list xml:id="list3517173080" text:style-name="L1">
        <text:list-item>
          <text:p text:style-name="P2">•<text:span text:style-name="T2">reusability of code</text:span> </text:p>
        </text:list-item>
        <text:list-item>
          <text:p text:style-name="P2">•<text:span text:style-name="T2">maintainabilty of code</text:span> </text:p>
        </text:list-item>
        <text:list-item>
          <text:p text:style-name="P2">•<text:span text:style-name="T2">portability</text:span> </text:p>
        </text:list-item>
        <text:list-item>
          <text:p text:style-name="P2">•<text:span text:style-name="T2">extensibility</text:span> </text:p>
        </text:list-item>
      </text:list>
      <text:p text:style-name="Text_20_Body.P2"><text:span text:style-name="T1">Oops</text:span><text:span text:style-name="T3"> </text:span><text:span text:style-name="T2">involve features like encapsulation,data hiding,abstraction, polymorphism, modularity etc. All of these features differentiates </text:span><text:span text:style-name="T1">OOPS</text:span><text:span text:style-name="T3"> </text:span><text:span text:style-name="T2">from procedural programm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hilanka" svg:font-family="Chilanka"/>
    <style:font-face style:name="Liberation Serif1" svg:font-family="'Liberation Serif'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874in" fo:margin-right="0.7874in" fo:margin-top="0.7874in" fo:margin-bottom="0.7874in" loext:contextual-spacing="false" fo:text-indent="0in" style:auto-text-indent="false"/>
      <style:text-properties fo:color="#000000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Text_20_Body.P4" style:display-name="Text Body.P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Chilanka" fo:font-family="Chilanka" fo:font-size="18pt" style:font-name-asian="Chilanka" style:font-family-asian="Chilanka" style:font-size-asian="18pt" style:font-name-complex="Chilanka" style:font-family-complex="Chilanka" style:font-size-complex="18pt"/>
    </style:style>
    <style:style style:name="Text_20_Body.P2" style:display-name="Text Body.P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erif1" fo:font-family="'Liberation Serif'" fo:font-size="12pt" style:font-name-asian="Liberation Serif1" style:font-family-asian="'Liberation Serif'" style:font-size-asian="12pt" style:font-name-complex="Liberation Serif1" style:font-family-complex="'Liberation Serif'" style:font-size-complex="12pt"/>
    </style:style>
    <style:style style:name="Text_20_Body.P3" style:display-name="Text Body.P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erif1" fo:font-family="'Liberation Serif'" fo:font-size="12pt" style:font-name-asian="Liberation Serif1" style:font-family-asian="'Liberation Serif'" style:font-size-asian="12pt" style:font-name-complex="Liberation Serif1" style:font-family-complex="'Liberation Serif'" style:font-size-complex="12pt"/>
    </style:style>
    <style:style style:name="Text_20_Body.P1" style:display-name="Text Body.P1" style:family="paragraph" style:parent-style-name="Text_20_body">
      <style:paragraph-properties fo:text-align="start" style:justify-single-word="false"/>
      <style:text-properties style:font-name="Liberation Serif1" fo:font-family="'Liberation Serif'" fo:font-size="12pt" style:font-name-asian="Liberation Serif1" style:font-family-asian="'Liberation Serif'" style:font-size-asian="12pt" style:font-name-complex="Liberation Serif1" style:font-family-complex="'Liberation Serif'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- no title specified</dc:title>
    <dc:date>2019-12-21T10:20:29.774004002</dc:date>
    <meta:editing-duration>PT1M22S</meta:editing-duration>
    <meta:editing-cycles>1</meta:editing-cycles>
    <meta:document-statistic meta:table-count="0" meta:image-count="0" meta:object-count="0" meta:page-count="1" meta:paragraph-count="7" meta:word-count="37" meta:character-count="282" meta:non-whitespace-character-count="251"/>
    <meta:generator>LibreOffice/6.0.7.3$Linux_X86_64 LibreOffice_project/00m0$Build-3</meta:generator>
    <meta:user-defined meta:name="DCTERMS.issued">2019-12-21T09:45:05.012904832</meta:user-defined>
    <meta:user-defined meta:name="DCTERMS.language">en-US</meta:user-defined>
    <meta:user-defined meta:name="DCTERMS.modified">2019-12-21T09:50:16.411302849</meta:user-defined>
    <meta:user-defined meta:name="DCTERMS.provenance"/>
    <meta:user-defined meta:name="DCTERMS.source" meta:value-type="string">http://xml.openoffice.org/odf2xhtml</meta:user-defined>
    <meta:user-defined meta:name="DCTERMS.subject" meta:value-type="string">,</meta:user-defined>
    <meta:user-defined meta:name="DCTERMS.title" meta:value-type="string"/>
  </office:meta>
</office:document-meta>
</file>